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2000000820E7EC72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start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Standard">
      <style:text-properties style:font-name="arial" fo:font-size="10pt" fo:language="pt" fo:country="BR" style:font-size-asian="10pt" style:font-size-complex="10pt"/>
    </style:style>
    <style:style style:name="P8" style:family="paragraph" style:parent-style-name="Standard">
      <style:text-properties style:font-name="Arial1" fo:font-size="10pt" fo:language="pt" fo:country="BR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10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11" style:family="paragraph" style:parent-style-name="Text_20_body">
      <style:text-properties fo:language="pt" fo:country="BR"/>
    </style:style>
    <style:style style:name="P12" style:family="paragraph" style:parent-style-name="Text_20_body">
      <style:paragraph-properties fo:text-align="justify" style:justify-single-word="false"/>
      <style:text-properties fo:language="pt" fo:country="BR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paragraph-properties fo:text-align="justify" style:justify-single-word="false">
        <style:tab-stops/>
      </style:paragraph-properties>
      <style:text-properties fo:font-size="11pt" fo:language="pt" fo:country="BR" style:font-size-asian="11pt" style:font-size-complex="11pt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pt" fo:country="BR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language="pt" fo:country="BR"/>
    </style:style>
    <style:style style:name="P17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language="pt" fo:country="BR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19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0pt" fo:language="pt" fo:country="BR" style:font-size-asian="10pt" style:font-size-complex="10pt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size-complex="10pt"/>
    </style:style>
    <style:style style:name="P23" style:family="paragraph" style:parent-style-name="Text_20_body">
      <style:paragraph-properties fo:margin-left="1.905cm" fo:margin-right="0cm" fo:text-align="justify" style:justify-single-word="false" fo:text-indent="0cm" style:auto-text-indent="false">
        <style:tab-stops/>
      </style:paragraph-properties>
      <style:text-properties fo:language="pt" fo:country="BR"/>
    </style:style>
    <style:style style:name="P24" style:family="paragraph" style:parent-style-name="Text_20_body">
      <style:paragraph-properties fo:margin-left="0cm" fo:margin-right="0cm" fo:text-align="justify" style:justify-single-word="false" fo:text-indent="1.27cm" style:auto-text-indent="false">
        <style:tab-stops/>
      </style:paragraph-properties>
      <style:text-properties fo:language="pt" fo:country="BR"/>
    </style:style>
    <style:style style:name="P25" style:family="paragraph" style:parent-style-name="Text_20_body">
      <style:paragraph-properties fo:margin-left="0cm" fo:margin-right="0cm" fo:text-align="justify" style:justify-single-word="false" fo:text-indent="0.106cm" style:auto-text-indent="false">
        <style:tab-stops/>
      </style:paragraph-properties>
      <style:text-properties fo:language="pt" fo:country="BR"/>
    </style:style>
    <style:style style:name="P26" style:family="paragraph" style:parent-style-name="Text_20_body">
      <style:paragraph-properties fo:margin-left="2.505cm" fo:margin-right="0cm" fo:text-align="justify" style:justify-single-word="false" fo:text-indent="0cm" style:auto-text-indent="false">
        <style:tab-stops/>
      </style:paragraph-properties>
      <style:text-properties fo:language="pt" fo:country="BR"/>
    </style:style>
    <style:style style:name="P27" style:family="paragraph" style:parent-style-name="Text_20_body">
      <style:paragraph-properties fo:margin-left="2.498cm" fo:margin-right="0cm" fo:text-align="justify" style:justify-single-word="false" fo:text-indent="0cm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28" style:family="paragraph" style:parent-style-name="Standard" style:list-style-name="L2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29" style:family="paragraph" style:parent-style-name="Standard" style:list-style-name="L2">
      <style:paragraph-properties fo:text-align="justify" style:justify-single-word="false"/>
    </style:style>
    <style:style style:name="P30" style:family="paragraph" style:parent-style-name="Text_20_body" style:list-style-name="WW8Num7">
      <style:paragraph-properties fo:text-align="justify" style:justify-single-word="false"/>
      <style:text-properties fo:language="pt" fo:country="BR"/>
    </style:style>
    <style:style style:name="P31" style:family="paragraph" style:parent-style-name="Text_20_body" style:list-style-name="L1">
      <style:paragraph-properties fo:margin-left="0cm" fo:margin-right="0cm" fo:text-align="justify" style:justify-single-word="false" fo:text-indent="1.27cm" style:auto-text-indent="false">
        <style:tab-stops/>
      </style:paragraph-properties>
      <style:text-properties fo:language="pt" fo:country="BR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33" style:family="paragraph" style:parent-style-name="Heading_20_2" style:list-style-name="">
      <style:text-properties fo:language="pt" fo:country="BR"/>
    </style:style>
    <style:style style:name="T1" style:family="text">
      <style:text-properties fo:font-size="10pt" fo:language="pt" fo:country="BR" style:font-size-asian="10pt" style:language-asian="pt" style:country-asian="BR"/>
    </style:style>
    <style:style style:name="T2" style:family="text">
      <style:text-properties fo:font-size="10pt" fo:language="pt" fo:country="BR" style:font-size-asian="10pt" style:font-size-complex="10pt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language="pt" fo:country="BR"/>
    </style:style>
    <style:style style:name="T6" style:family="text">
      <style:text-properties fo:language="pt" fo:country="BR" fo:font-style="italic" style:font-style-asian="italic"/>
    </style:style>
    <style:style style:name="T7" style:family="text">
      <style:text-properties fo:language="pt" fo:country="BR" fo:font-style="italic" fo:font-weight="bold" style:font-style-asian="italic" style:font-weight-asian="bold" style:font-weight-complex="bold"/>
    </style:style>
    <style:style style:name="T8" style:family="text">
      <style:text-properties fo:language="pt" fo:country="BR" fo:font-style="normal" style:font-style-asian="normal" style:font-style-complex="normal"/>
    </style:style>
    <style:style style:name="T9" style:family="text">
      <style:text-properties fo:font-size="11pt" fo:language="pt" fo:country="BR" style:font-size-asian="11pt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2pt" fo:language="pt" fo:country="BR" style:font-size-asian="12pt" style:font-size-complex="12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weight="normal" style:font-weight-asian="normal" style:font-weight-complex="normal"/>
    </style:style>
    <style:style style:name="T15" style:family="text">
      <style:text-properties style:font-name="Times New Roman" fo:font-weight="bold" style:font-weight-asian="bold" style:font-weight-complex="bold"/>
    </style:style>
    <style:style style:name="T16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7" style:family="text">
      <style:text-properties style:font-name="Arial1"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5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5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5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5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5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5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5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5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5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mória Virtual<text:line-break/>Caso de Uso: Excluir Bem Patrimonial</text:p>
      <text:h text:style-name="Heading_20_1" text:outline-level="1"><text:s/>Breve Descrição</text:h>
      <text:p text:style-name="P11">Este caso de uso permite ao catalogador solicitar a exclusão do cadastro de um Bem patrimonial do sistema, enviando uma solicitação via e-mail de aprovação a um gerente ou administrador, este deve aprovar ou não a solicitação.</text:p>
      <text:h text:style-name="Heading_20_1" text:outline-level="1"><text:s/>Breve Descrição dos Atores</text:h>
      <text:h text:style-name="P33" text:outline-level="2"><text:s text:c="13"/>- <text:span text:style-name="T12">Catalogador: solicita exclusão do cadastro de qualquer Bem Patrimonial, desde que este pertença à Instituição a qual é Catalogador.</text:span></text:h>
      <text:p text:style-name="P7"><text:span text:style-name="T12"><text:tab/></text:span><text:span text:style-name="T17">- Administrador: Exclui qualquer bem patrimonial e seus dados do sistema.</text:span></text:p>
      <text:p text:style-name="P8"><text:tab/>- Gerente: Exclui somente o(s) bem(s) patrimonial(ais) que ele possui acesso.</text:p>
      <text:h text:style-name="Heading_20_1" text:outline-level="1"><text:s/>Pré-condições</text:h>
      <text:p text:style-name="P11">O usuário estar logado no sistema.</text:p>
      <text:h text:style-name="Heading_20_1" text:outline-level="1"><text:s/>Fluxo Básico de eventos</text:h>
      <text:list xml:id="list8014754425812429860" text:style-name="WW8Num7">
        <text:list-item text:start-value="1">
          <text:p text:style-name="P30"><text:s/>O Catalogador seleciona a opção “Excluir Bem Patrimonial”;</text:p>
        </text:list-item>
        <text:list-item>
          <text:p text:style-name="P30"><text:s/>O sistema exibe uma tela contendo:</text:p>
        </text:list-item>
      </text:list>
      <text:p text:style-name="P26">a. campo para inserir “Título Principal” para buscar o Bem Patrimonial que se deseja excluir pelo seu título principal. Esse campo deve ser auto completável, ou seja, de acordo com a informação que está sendo inserida pelo usuário ele cria e exibe uma lista, em ordem alfabética, (abaixo do campo onde o nome está sendo inserido) com os possíveis nomes que estão sendo pesquisados. <text:s/>Assim, o usuário tem a opção de terminar de escrever o nome desejado ou o selecionar na lista que foi apresentada;</text:p>
      <text:p text:style-name="P26">b. <text:span text:style-name="T4">opção para selecionar o “Prazo de Validade” do pedido de exclusão que pode ser de 1 a 30 dias;</text:span></text:p>
      <text:p text:style-name="P16"><text:s text:c="29"/>c. opção “Confirmar” para confirmar <text:s/>o título do bem patrimonial;</text:p>
      <text:p text:style-name="P18"><text:span text:style-name="Fonte_20_parág._20_padrão"><text:span text:style-name="T6"><text:s/><text:tab/> <text:s text:c="6"/></text:span></text:span><text:span text:style-name="Fonte_20_parág._20_padrão"><text:span text:style-name="T5"><text:s text:c="6"/></text:span></text:span><text:span text:style-name="Fonte_20_parág._20_padrão"><text:span text:style-name="T7"><text:s/></text:span></text:span><text:span text:style-name="Fonte_20_parág._20_padrão"><text:span text:style-name="T8">d</text:span></text:span><text:span text:style-name="Fonte_20_parág._20_padrão"><text:span text:style-name="T6">. </text:span></text:span><text:span text:style-name="Fonte_20_parág._20_padrão"><text:span text:style-name="T5">opção</text:span></text:span><text:span text:style-name="Fonte_20_parág._20_padrão"><text:span text:style-name="T6"> </text:span></text:span><text:span text:style-name="Fonte_20_parág._20_padrão"><text:span text:style-name="T5">“Cancelar” para sair da opção de exclusão;</text:span></text:span></text:p>
      <text:p text:style-name="P16"><text:tab/>3. O Catalogador digita o título do bem a ser excluído ou o seleciona na lista apresentada;</text:p>
      <text:p text:style-name="P16"><text:tab/>4. O Catalogador seleciona um prazo de validade para a solicitação;</text:p>
      <text:p text:style-name="P16"><text:s/><text:tab/>5. O Catalogador seleciona a opção “Confirmar”;</text:p>
      <text:p text:style-name="P16"><text:tab/>6. O sistema exibe uma tela contendo:</text:p>
      <text:p text:style-name="P16"><text:tab/><text:tab/>a. Uma lista, em ordem alfabética, com o nome do(s) administrador(es) e do(s) gerente(s) <text:tab/><text:tab/><text:tab/>cadastrado(s) do Sistema para que ele escolha a qual usuário enviar a solicitação, <text:tab/><text:tab/><text:tab/><text:tab/>respeitando o que foi estipulado na descrição dos autores;</text:p>
      <text:p text:style-name="P16"><text:tab/><text:tab/>b. Opção “Confirmar” para confirmar a escolha;</text:p>
      <text:p text:style-name="P16"><text:tab/><text:tab/>c. Opção “Cancelar” para sair da opção de exclusão.</text:p>
      <text:p text:style-name="P16"><text:tab/>7. O Catalogador seleciona um usuário para enviar a solicitação e escolhe a opção “Confirmar”;</text:p>
      <text:p text:style-name="P13"><text:span text:style-name="Fonte_20_parág._20_padrão"><text:span text:style-name="T5">8.</text:span></text:span><text:span text:style-name="Fonte_20_parág._20_padrão"><text:span text:style-name="T2"> </text:span></text:span><text:span text:style-name="Fonte_20_parág._20_padrão"><text:span text:style-name="T9">O sistema valida o pedido de exclusão, exibe a mensagem “Pedido de Exclusão Aguardando Aprovação” e envia para o e-mail do Administrador/Gerente escolhido para autorizar o procedimento um link (url) de confirmação de exclusão, contendo</text:span></text:span><text:span text:style-name="Fonte_20_parág._20_padrão"><text:span text:style-name="T11">:</text:span></text:span></text:p>
      <text:p text:style-name="P27">- Nome do Bem Patrimonial a ser excluído;</text:p>
      <text:p text:style-name="P27">- Nome do catalogador que solicitou a exclusão;</text:p>
      <text:p text:style-name="P27">- Prazo de validade da solicitação;</text:p>
      <text:p text:style-name="P27"><text:soft-page-break/>- Bens patrimoniais associados, caso houver;</text:p>
      <text:p text:style-name="P27">- Opção “Confirmar exclusão”;</text:p>
      <text:p text:style-name="P27">- Opção “Não Confirmar exclusão”.</text:p>
      <text:p text:style-name="P14"><text:s text:c="6"/>9<text:span text:style-name="T4">. </text:span>O sistema modifica o status do bem patrimonial para “inativo”.</text:p>
      <text:p text:style-name="P16"><text:tab/> <text:s text:c="4"/>10. <text:span text:style-name="T10">O Administrador</text:span><text:span text:style-name="Fonte_20_parág._20_padrão"><text:span text:style-name="T10">/Gerente</text:span></text:span><text:span text:style-name="T10"> que recebeu o e-mail, confirma a operação de exclusão;</text:span></text:p>
      <text:p text:style-name="P16"><text:tab/> <text:s text:c="4"/>11. <text:span text:style-name="T10">O Sistema valida a operação de exclusão;</text:span></text:p>
      <text:p text:style-name="P21"><text:tab/> <text:s text:c="3"/>12. O caso de uso termina.</text:p>
      <text:h text:style-name="Heading_20_1" text:outline-level="1"><text:s/>Fluxos Alternativos</text:h>
      <text:p text:style-name="P19">Fluxo Alternativo 1</text:p>
      <text:p text:style-name="P12">Se no passo 5 do fluxo básico o usuário tentar selecionar a opção “Confirmar” sem ter inserido ou selecionado nenhum nome na lista, então:</text:p>
      <text:p text:style-name="P12">1. O sistema exibe a mensagem “Insira um Nome ou Parte do nome desejado e então o selecione na lista”;</text:p>
      <text:p text:style-name="P16"><text:tab/>2. O sistema retorna ao passo 2 do Fluxo básico.</text:p>
      <text:p text:style-name="P17">Fluxo Alternativo 2</text:p>
      <text:p text:style-name="P18"><text:span text:style-name="Fonte_20_parág._20_padrão"><text:span text:style-name="T11"><text:tab/></text:span></text:span><text:span text:style-name="Fonte_20_parág._20_padrão"><text:span text:style-name="T5">Se no passo 5 do fluxo básico o usuário seleciona a opção “Confirmar” e título inserido não for <text:tab/>encontrado, então:</text:span></text:span></text:p>
      <text:p text:style-name="P24">1. O sistema exibe a mensagem “Bem Patrimonial não encontrado”;</text:p>
      <text:list xml:id="list7151915825176541002" text:style-name="L1">
        <text:list-item>
          <text:list>
            <text:list-item>
              <text:list>
                <text:list-item>
                  <text:p text:style-name="P31"><text:s/>O sistema retorna ao passo 2 do Fluxo básico.</text:p>
                </text:list-item>
              </text:list>
            </text:list-item>
          </text:list>
        </text:list-item>
      </text:list>
      <text:p text:style-name="P17">Fluxo Alternativo 3</text:p>
      <text:p text:style-name="P25"><text:tab/>Se no passo 5 do fluxo básico o usuário seleciona a opção “Cancelar”, então:</text:p>
      <text:p text:style-name="P16"><text:tab/>1. A solicitação não é enviada;</text:p>
      <text:p text:style-name="P16"><text:tab/>2. O sistema retorna ao menu principal;</text:p>
      <text:p text:style-name="P16"><text:tab/>3. O caso de uso é encerrado.</text:p>
      <text:p text:style-name="P16">Fluxo Alternativo 4</text:p>
      <text:p text:style-name="P16"><text:tab/>Se a qualquer momento o usuário selecionar a opção “Cancelar”:</text:p>
      <text:p text:style-name="P16"><text:tab/>O sistema retorna ao menu principal e o caso de uso termina.</text:p>
      <text:p text:style-name="P16">Fluxo Alternativo 5</text:p>
      <text:p text:style-name="P16"><text:tab/>Se no passo 5 do Fluxo Básico <text:s/>o bem a ser excluído está associado com outros bens patrimoniais :</text:p>
      <text:p text:style-name="P16"><text:tab/>1. O sistema exibe:</text:p>
      <text:p text:style-name="P23"><text:s/><text:tab/>- mensagem: 'Este bem Patrimonial está relacionado com os seguintes bens partimoniais: &lt;título do bem patrimonial relacionado ou lista de bens relacionados&gt; . Todos os relacionamentos poderão ser perdidos.</text:p>
      <text:p text:style-name="P23"><text:s/><text:tab/>- opção 'Confirmar Solicitação' para confirmar.</text:p>
      <text:p text:style-name="P23"><text:s/><text:tab/>- opção 'Cancelar Solicitação' para cancelar.</text:p>
      <text:p text:style-name="P16"><text:tab/>2. O usuário seleciona a opção “'Cancelar Solicitação'”;</text:p>
      <text:p text:style-name="P16"><text:tab/>3. O sistema retorna ao menu principal;</text:p>
      <text:p text:style-name="P16"><text:tab/>4. O caso de uso termina.</text:p>
      <text:p text:style-name="P16"><text:soft-page-break/>Fluxo Alternativo 6</text:p>
      <text:p text:style-name="P16"><text:tab/>Se no passo 1 do Fluxo Alternativo 5 o usuário seleciona “Confirmar Solicitação”:</text:p>
      <text:p text:style-name="P16"><text:tab/>- O caso de uso volta ao passo 6 do fluxo básico.</text:p>
      <text:p text:style-name="P16">Fluxo Alternativo 7</text:p>
      <text:p text:style-name="P16"><text:tab/>Se no passo 5 do Fluxo Básico o bem patrimonial não estiver revisado: <text:tab/></text:p>
      <text:p text:style-name="P24">1. Uma mensagem é exibida:</text:p>
      <text:p text:style-name="P16"><text:tab/> <text:s text:c="3"/>“Bem não revisado, exclusão direta sem intermédio de um nível superior, confirmar?”</text:p>
      <text:p text:style-name="P16"><text:tab/> <text:s text:c="3"/>É exibido na tela as opções:</text:p>
      <text:p text:style-name="P16"><text:tab/> <text:s text:c="3"/>- “Confirmar” para excluir.</text:p>
      <text:p text:style-name="P16"><text:tab/> <text:s text:c="3"/>- “Cancelar” para cancelar a exclusão.</text:p>
      <text:p text:style-name="P16"><text:tab/>2. O usuário escolhe a opção “Confirmar” e o cadastro do bem é excluído do sistema.</text:p>
      <text:p text:style-name="P16"><text:tab/>3. O caso de uso termina.</text:p>
      <text:p text:style-name="P16">Fluxo Alternativo 8</text:p>
      <text:p text:style-name="P12">Se no passo 2 do Fluxo Alternativo 7 o usuário escolher a opção “Cancelar”: </text:p>
      <text:p text:style-name="P12">1.O bem não é excluído;</text:p>
      <text:p text:style-name="P12">2.O sistema retorna ao menu principal;</text:p>
      <text:p text:style-name="P12">3.O caso de uso termina.</text:p>
      <text:p text:style-name="P15">Fluxo Alternativo 9</text:p>
      <text:p text:style-name="P15"><text:tab/>Se no passo 7 do Fluxo Básico o usuário não escolher um usuário e escolher a opção “Confirmar”:</text:p>
      <text:p text:style-name="P15"><text:s text:c="5"/><text:tab/>1. O Sistema exibe a mensagem: “Selecione na lista um usuário para enviar a solicitação”;</text:p>
      <text:p text:style-name="P15"><text:tab/>2. O Sistema retorna ao passo 6 do Fluxo Básico.</text:p>
      <text:p text:style-name="P16">Fluxo Alternativo 10</text:p>
      <text:p text:style-name="P16"><text:tab/>Se no passo 5 do Fluxo Básico o usuário escolher a opção “Confirmar” sem escolher um prazo de <text:tab/>validade:</text:p>
      <text:p text:style-name="P16"><text:tab/>1. O sistema exibe a mensagem: “Insira um prazo de validade para a solicitação”;</text:p>
      <text:p text:style-name="P16"><text:tab/>2. O sistema volta para o passo 2 do Fluxo Básico.</text:p>
      <text:p text:style-name="P16"/>
      <text:p text:style-name="P16">Fluxo Alternativo 11</text:p>
      <text:p text:style-name="P16"><text:tab/>Se no passo 8 <text:span text:style-name="T4">do </text:span><text:span text:style-name="Fonte_20_parág._20_padrão"><text:span text:style-name="T16">Fluxo Básico</text:span></text:span><text:span text:style-name="T4"> o Administrador</text:span><text:span text:style-name="Fonte_20_parág._20_padrão"><text:span text:style-name="T4">/Gerente</text:span></text:span><text:span text:style-name="T4"> não selecionar nenhuma opção <text:tab/>(Confirmar ou Não), durante o prazo de validade do pedido de exclusão, então: </text:span></text:p>
      <text:p text:style-name="P20"><text:s text:c="15"/>1. O pedido de exclusão é eliminado do sistema, de acordo com o caso de uso limpar pendências;</text:p>
      <text:p text:style-name="P20"><text:s text:c="15"/>2. O caso de uso termina.</text:p>
      <text:p text:style-name="P20">Fluxo Alternativo 12</text:p>
      <text:p text:style-name="P20"><text:tab/>Se no passo 8 <text:span text:style-name="Fonte_20_parág._20_padrão">do </text:span><text:span text:style-name="Fonte_20_parág._20_padrão"><text:span text:style-name="T14">Fluxo Básico</text:span></text:span><text:span text:style-name="Fonte_20_parág._20_padrão"> o Administrador/Gerente seleciona a opção “Confirmar Exclusão”, <text:tab/>fora do prazo de validade do pedido de exclusão, então: </text:span></text:p>
      <text:p text:style-name="P20"><text:s text:c="3"/><text:tab/>1. O sistema exibe a mensagem “O Prazo de Confirmação Expirou”;</text:p>
      <text:p text:style-name="P20"><text:s text:c="3"/><text:tab/>2. O caso de uso é encerrado;</text:p>
      <text:p text:style-name="P20">Fluxo Alternativo 13</text:p>
      <text:p text:style-name="P20"><text:soft-page-break/><text:tab/><text:span text:style-name="Fonte_20_parág._20_padrão">Se no passo 10 do </text:span><text:span text:style-name="Fonte_20_parág._20_padrão"><text:span text:style-name="T14">Fluxo Básico</text:span></text:span><text:span text:style-name="Fonte_20_parág._20_padrão"><text:span text:style-name="T15"> </text:span></text:span><text:span text:style-name="Fonte_20_parág._20_padrão">o Administrador seleciona a opção “Não Confirmar Exclusão”, <text:tab/>durante o prazo de validade do pedido de exclusão, então: </text:span></text:p>
      <text:p text:style-name="P20"><text:s/><text:tab/>1. A Instituição não é excluída do sistema;</text:p>
      <text:p text:style-name="P20"><text:tab/>2. O sistema altera o status do bem patrimonial para “ativo”;</text:p>
      <text:p text:style-name="P22"><text:s text:c="3"/><text:tab/>3<text:span text:style-name="T13">. O caso de uso é encerrado.</text:span></text:p>
      <text:p text:style-name="P32">Fluxo Alternativo 14</text:p>
      <text:p text:style-name="P32"><text:tab/>Se no passo 2 do Fluxo Alternativo 7 o usuário escolhe a opção “Confirmar” e o bem patrimonial tem bens <text:tab/>patrimoniais associados a ele:</text:p>
      <text:p text:style-name="P32"><text:tab/>1.O sistema exibe:</text:p>
      <text:p text:style-name="P23"><text:s/><text:tab/>- mensagem: 'Este bem Patrimonial está relacionado com os seguintes bens partimoniais: &lt;título do bem patrimonial relacionado ou lista de bens relacionados&gt; . Todos os relacionamentos poderão ser perdidos.</text:p>
      <text:p text:style-name="P23"><text:s/><text:tab/>- opção 'Confirmar Solicitação' para confirmar;</text:p>
      <text:p text:style-name="P23"><text:s/><text:tab/>- opção 'Cancelar Solicitação' para cancelar.</text:p>
      <text:p text:style-name="P16"><text:tab/>2. O usuário seleciona a opção “'Cancelar Solicitação'”;</text:p>
      <text:p text:style-name="P16"><text:tab/>3. O sistema retorna ao menu principal;</text:p>
      <text:p text:style-name="P32"><text:tab/>4. O caso de uso termina.</text:p>
      <text:p text:style-name="P32">Fluxo Alternativo 15</text:p>
      <text:p text:style-name="P32"><text:tab/>Se no passo 2 do Fluxo Alternativo 14 o usuário escolhe a opção “Confirmar”:</text:p>
      <text:p text:style-name="P32"><text:tab/>1. O cadastro do bem é excluído do sistema;</text:p>
      <text:p text:style-name="P32"><text:tab/>2. O caso de uso termina.</text:p>
      <text:h text:style-name="Heading_20_1" text:outline-level="1"><text:s/>Pós-condições</text:h>
      <text:p text:style-name="Standard"/>
      <text:list xml:id="list6527563853796531683" text:style-name="L2">
        <text:list-item>
          <text:list>
            <text:list-item>
              <text:p text:style-name="P28">Fluxo Básico: O cadastro do bem é excluído do sistema;</text:p>
            </text:list-item>
            <text:list-item>
              <text:p text:style-name="P28">Fluxo Alternativo 1: Não ocorre alteração na base de dados do sistema;</text:p>
            </text:list-item>
            <text:list-item>
              <text:p text:style-name="P28">Fluxo Alternativo 2: Não ocorre alteração na base de dados do sistema;</text:p>
            </text:list-item>
            <text:list-item>
              <text:p text:style-name="P28">Fluxo Alternativo 3: Não ocorre alteração na base de dados <text:s/>do sistema;</text:p>
            </text:list-item>
            <text:list-item>
              <text:p text:style-name="P28">Fluxo Alternativo 4: Não ocorre alteração na base de dados do sistema;</text:p>
            </text:list-item>
            <text:list-item>
              <text:p text:style-name="P28">Fluxo Alternativo 5: Não ocorre alteração na base de dados do sistema;</text:p>
            </text:list-item>
            <text:list-item>
              <text:p text:style-name="P29"><text:span text:style-name="Fonte_20_parág._20_padrão"><text:span text:style-name="T2">Fluxo Alternativo 6: Não ocorre alteração na base de dados do sistema;</text:span></text:span></text:p>
            </text:list-item>
            <text:list-item>
              <text:p text:style-name="P29"><text:span text:style-name="Fonte_20_parág._20_padrão"><text:span text:style-name="T2">Fluxo Alternativo 7: O cadastro do bem é excluído;</text:span></text:span></text:p>
            </text:list-item>
            <text:list-item>
              <text:p text:style-name="P29"><text:span text:style-name="Fonte_20_parág._20_padrão"><text:span text:style-name="T2">Fluxo Alternativo 8: Não ocorre alteração na base de dados do sistema;</text:span></text:span></text:p>
            </text:list-item>
            <text:list-item>
              <text:p text:style-name="P29"><text:span text:style-name="Fonte_20_parág._20_padrão"><text:span text:style-name="T2">Fluxo Alternativo 9: Não ocorre alteração na base de dados do sistema;</text:span></text:span></text:p>
            </text:list-item>
            <text:list-item>
              <text:p text:style-name="P29"><text:span text:style-name="Fonte_20_parág._20_padrão"><text:span text:style-name="T2">Fluxo Alternativo 10: Não ocorre alteração na base de dados do sistema;</text:span></text:span></text:p>
            </text:list-item>
            <text:list-item>
              <text:p text:style-name="P29"><text:span text:style-name="Fonte_20_parág._20_padrão"><text:span text:style-name="T2">Fluxo Alternativo 11: A solicitação é removida do sistema;</text:span></text:span></text:p>
            </text:list-item>
            <text:list-item>
              <text:p text:style-name="P29"><text:span text:style-name="Fonte_20_parág._20_padrão"><text:span text:style-name="T2">Fluxo Alternativo 12: A solicitação é removida do sistema;</text:span></text:span></text:p>
            </text:list-item>
            <text:list-item>
              <text:p text:style-name="P29"><text:span text:style-name="Fonte_20_parág._20_padrão"><text:span text:style-name="T2">Fluxo Alternativo 13: Não Ocorre alteração na base de dados do sistema;</text:span></text:span></text:p>
            </text:list-item>
            <text:list-item>
              <text:p text:style-name="P29"><text:span text:style-name="Fonte_20_parág._20_padrão"><text:span text:style-name="T2">Fluxo Alternativo 14: Não Ocorre alteração na base de dados do sistema;</text:span></text:span></text:p>
            </text:list-item>
            <text:list-item>
              <text:p text:style-name="P29"><text:span text:style-name="Fonte_20_parág._20_padrão"><text:span text:style-name="T2">Fluxo Alternativo 15: O cadastro do bem é excluído do sistema.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en" fo:country="US"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SimSun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="100%" fo:margin-left="1.27cm" fo:margin-right="0cm" fo:margin-top="0cm" fo:margin-bottom="0.212cm" style:line-height-at-least="0.423cm" fo:keep-together="always" fo:orphans="0" fo:widows="0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1.27cm" fo:margin-right="0cm" fo:margin-top="0.212cm" fo:margin-bottom="0.106cm" style:line-height-at-least="0.423cm" fo:orphans="0" fo:widows="0" fo:hyphenation-ladder-count="no-limit" fo:text-indent="-1.27cm" style:auto-text-indent="false" fo:keep-with-next="always">
        <style:tab-stops/>
      </style:paragraph-properties>
      <style:text-properties style:font-name="Arial" fo:font-weight="bold" style:font-weight-asian="bold" style:font-size-complex="10pt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cm" fo:margin-bottom="0cm" fo:hyphenation-ladder-count="no-limit" fo:keep-with-next="auto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fo:hyphenation-ladder-count="no-limit" fo:keep-with-next="auto"/>
      <style:text-properties fo:font-size="10pt" fo:font-weight="normal" style:font-size-asian="10pt" style:font-weight-asian="normal" style:font-style-complex="italic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WW_5f_CharLFO15LVL1" style:display-name="WW_CharLFO15LVL1" style:family="text">
      <style:text-properties style:font-name="Symbol"/>
    </style:style>
    <style:style style:name="WW_5f_CharLFO15LVL2" style:display-name="WW_CharLFO15LVL2" style:family="text">
      <style:text-properties style:font-name="Courier New" style:font-name-complex="Courier New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 style:font-name-complex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 style:font-name-complex="Courier New"/>
    </style:style>
    <style:style style:name="WW_5f_CharLFO15LVL9" style:display-name="WW_CharLFO15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4" style:display-name="WW_OutlineListStyle_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7.154cm" fo:margin-left="-0.145cm" fo:margin-right="-0.009cm" table:align="margins" style:writing-mode="lr-tb"/>
    </style:style>
    <style:style style:name="Tabela3.A" style:family="table-column">
      <style:table-column-properties style:column-width="2.011cm" style:rel-column-width="7682*"/>
    </style:style>
    <style:style style:name="Tabela3.B" style:family="table-column">
      <style:table-column-properties style:column-width="11.765cm" style:rel-column-width="44951*"/>
    </style:style>
    <style:style style:name="Tabela3.C" style:family="table-column">
      <style:table-column-properties style:column-width="3.378cm" style:rel-column-width="12902*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52cm" fo:margin-left="-0.203cm" table:align="left"/>
    </style:style>
    <style:style style:name="Tabela1.A" style:family="table-column">
      <style:table-column-properties style:column-width="1.852cm"/>
    </style:style>
    <style:style style:name="Tabela1.B" style:family="table-column">
      <style:table-column-properties style:column-width="10.566cm"/>
    </style:style>
    <style:style style:name="Tabela1.C" style:family="table-column">
      <style:table-column-properties style:column-width="3.034cm"/>
    </style:style>
    <style:style style:name="Tabela1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1.C1" style:family="table-cell">
      <style:table-cell-properties fo:padding-left="0.191cm" fo:padding-right="0.191cm" fo:padding-top="0cm" fo:padding-bottom="0cm" fo:border="0.018cm solid #000000"/>
    </style:style>
    <style:style style:name="Tabela2" style:family="table">
      <style:table-properties style:width="15.431cm" fo:margin-left="-0.191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text-align="start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style:snap-to-layout-grid="false"/>
    </style:style>
    <style:style style:name="MP6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MP7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8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fo:language="pt" fo:country="BR" style:font-size-asian="10pt" style:language-asian="pt" style:country-asian="BR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ela3.1">
            <table:table-cell table:style-name="Tabela3.A1" table:number-rows-spanned="2" office:value-type="string">
              <text:p text:style-name="MP1"><draw:frame draw:style-name="Mfr1" draw:name="figura1" text:anchor-type="as-char" svg:width="1.512cm" svg:height="1.266cm" draw:z-index="3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3.A1" table:number-rows-spanned="2" office:value-type="string">
              <text:p text:style-name="MP2"/>
              <text:p text:style-name="MP2">Documento de Especificação de Casos de Uso - <text:s/>CDU 012</text:p>
            </table:table-cell>
            <table:table-cell table:style-name="Tabela3.C1" office:value-type="string">
              <text:p text:style-name="MP3">Versão do documento: 1.0</text:p>
            </table:table-cell>
          </table:table-row>
          <table:table-row table:style-name="Tabela3.1">
            <table:covered-table-cell/>
            <table:covered-table-cell/>
            <table:table-cell table:style-name="Tabela3.C1" office:value-type="string">
              <text:p text:style-name="MP4"><text:s text:c="2"/>Data: <text:s/>02/04/2014</text:p>
            </table:table-cell>
          </table:table-row>
        </table:table>
        <text:p text:style-name="Standard"/>
      </style:header>
    </style:master-page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MP5"><text:span text:style-name="Fonte_20_parág._20_padrão"><text:span text:style-name="MT1"/></text:span></text:p>
              <text:p text:style-name="MP1"/>
            </table:table-cell>
            <table:table-cell table:style-name="Tabela1.A1" table:number-rows-spanned="2" office:value-type="string">
              <text:p text:style-name="MP2"/>
              <text:p text:style-name="MP6">Documento de Especificação de Casos de Uso – CDU 012</text:p>
            </table:table-cell>
            <table:table-cell table:style-name="Tabela1.C1" office:value-type="string">
              <text:p text:style-name="MP3">Versão do documento: 1.0</text:p>
            </table:table-cell>
          </table:table-row>
          <table:table-row>
            <table:covered-table-cell/>
            <table:covered-table-cell/>
            <table:table-cell table:style-name="Tabela1.C1" office:value-type="string">
              <text:p text:style-name="MP1"><text:s text:c="2"/>Data: <text:s/>&lt;17/03/14&gt;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7">Confidencial</text:p>
            </table:table-cell>
            <table:table-cell table:style-name="Tabela2.A1" office:value-type="string">
              <text:p text:style-name="MP2">ICMC – USP, 2014</text:p>
            </table:table-cell>
            <table:table-cell table:style-name="Tabela2.A1" office:value-type="string">
              <text:p text:style-name="MP8"><text:span text:style-name="Fonte_20_parág._20_padrão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3"><text:page-count style:num-format="1">4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title>&lt;use-case name&gt;</dc:title>
    <dc:subject>&lt;project&gt;</dc:subject>
    <meta:initial-creator>Julio</meta:initial-creator>
    <meta:creation-date>2014-03-19T02:20:00Z</meta:creation-date>
    <dc:date>2014-04-02T16:39:07.02</dc:date>
    <meta:editing-cycles>21</meta:editing-cycles>
    <meta:editing-duration>PT2H13M2S</meta:editing-duration>
    <dc:creator>Julio Polzato</dc:creator>
    <meta:document-statistic meta:table-count="3" meta:image-count="1" meta:object-count="0" meta:page-count="4" meta:paragraph-count="139" meta:word-count="1459" meta:character-count="8690"/>
    <meta:template xlink:type="simple" xlink:actuate="onRequest" xlink:title="" xlink:href="Normal"/>
  </office:meta>
</office:document-meta>
</file>